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variant="normal" fo:text-transform="none" fo:color="#1f1f1f" loext:opacity="100%" style:font-name="Google Sans" fo:letter-spacing="normal" fo:font-style="normal" fo:font-weight="normal" officeooo:rsid="001f16d1" officeooo:paragraph-rsid="001f16d1"/>
    </style:style>
    <style:style style:name="P2" style:family="paragraph" style:parent-style-name="Heading_20_2">
      <style:text-properties fo:font-variant="normal" fo:text-transform="none" fo:color="#1f1f1f" loext:opacity="100%" style:font-name="Google Sans" fo:letter-spacing="normal" fo:font-style="normal" fo:font-weight="normal" officeooo:rsid="00216a2d" officeooo:paragraph-rsid="00216a2d"/>
    </style:style>
    <style:style style:name="P3" style:family="paragraph" style:parent-style-name="Heading_20_2">
      <style:text-properties fo:font-variant="normal" fo:text-transform="none" fo:color="#1f1f1f" loext:opacity="100%" style:font-name="Google Sans" fo:font-size="12pt" fo:letter-spacing="normal" fo:font-style="normal" fo:font-weight="normal" officeooo:rsid="001e6904" officeooo:paragraph-rsid="001f16d1" style:font-size-asian="12pt" style:font-size-complex="12pt"/>
    </style:style>
    <style:style style:name="P4" style:family="paragraph" style:parent-style-name="Standard">
      <style:text-properties officeooo:rsid="001d3c59" officeooo:paragraph-rsid="001d3c59"/>
    </style:style>
    <style:style style:name="P5" style:family="paragraph" style:parent-style-name="Standard">
      <style:text-properties officeooo:rsid="001dac61" officeooo:paragraph-rsid="001dac61"/>
    </style:style>
    <style:style style:name="P6" style:family="paragraph" style:parent-style-name="Standard">
      <style:text-properties officeooo:rsid="001e6904" officeooo:paragraph-rsid="001e6904"/>
    </style:style>
    <style:style style:name="P7" style:family="paragraph" style:parent-style-name="Standard">
      <style:text-properties officeooo:rsid="001f16d1" officeooo:paragraph-rsid="001f16d1"/>
    </style:style>
    <style:style style:name="P8" style:family="paragraph" style:parent-style-name="Standard">
      <style:text-properties officeooo:paragraph-rsid="001f16d1"/>
    </style:style>
    <style:style style:name="P9" style:family="paragraph" style:parent-style-name="Standard">
      <style:text-properties officeooo:rsid="00200bd6" officeooo:paragraph-rsid="00200bd6"/>
    </style:style>
    <style:style style:name="P10" style:family="paragraph" style:parent-style-name="Standard">
      <style:text-properties officeooo:rsid="00216a2d" officeooo:paragraph-rsid="00216a2d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2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3" style:family="paragraph" style:parent-style-name="Text_20_body" style:list-style-name="L1">
      <style:paragraph-properties fo:margin-top="0cm" fo:margin-bottom="0cm" style:contextual-spacing="false" fo:orphans="2" fo:widows="2"/>
    </style:style>
    <style:style style:name="P14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5" style:family="paragraph" style:parent-style-name="Text_20_body" style:list-style-name="L2">
      <style:paragraph-properties fo:margin-top="0cm" fo:margin-bottom="0cm" style:contextual-spacing="false" fo:orphans="2" fo:widows="2"/>
    </style:style>
    <style:style style:name="P16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7" style:family="paragraph" style:parent-style-name="Text_20_body" style:list-style-name="L3">
      <style:paragraph-properties fo:margin-top="0cm" fo:margin-bottom="0cm" style:contextual-spacing="false" fo:orphans="2" fo:widows="2"/>
    </style:style>
    <style:style style:name="P18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9" style:family="paragraph" style:parent-style-name="Text_20_body" style:list-style-name="L4">
      <style:paragraph-properties fo:margin-top="0cm" fo:margin-bottom="0cm" style:contextual-spacing="false" fo:orphans="2" fo:widows="2"/>
    </style:style>
    <style:style style:name="P20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1" style:family="paragraph" style:parent-style-name="Text_20_body" style:list-style-name="L5">
      <style:paragraph-properties fo:margin-top="0cm" fo:margin-bottom="0cm" style:contextual-spacing="false" fo:orphans="2" fo:widows="2"/>
    </style:style>
    <style:style style:name="P22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3" style:family="paragraph" style:parent-style-name="Text_20_body" style:list-style-name="L6">
      <style:paragraph-properties fo:margin-top="0cm" fo:margin-bottom="0cm" style:contextual-spacing="false" fo:orphans="2" fo:widows="2"/>
    </style:style>
    <style:style style:name="P24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5" style:family="paragraph" style:parent-style-name="Text_20_body" style:list-style-name="L7">
      <style:paragraph-properties fo:margin-top="0cm" fo:margin-bottom="0cm" style:contextual-spacing="false" fo:orphans="2" fo:widows="2"/>
    </style:style>
    <style:style style:name="P26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7" style:family="paragraph" style:parent-style-name="Text_20_body" style:list-style-name="L8">
      <style:paragraph-properties fo:margin-top="0cm" fo:margin-bottom="0cm" style:contextual-spacing="false" fo:orphans="2" fo:widows="2"/>
    </style:style>
    <style:style style:name="P28" style:family="paragraph" style:parent-style-name="Text_20_body" style:list-style-name="L9">
      <style:paragraph-properties fo:margin-top="0cm" fo:margin-bottom="0cm" style:contextual-spacing="false" fo:orphans="2" fo:widows="2"/>
    </style:style>
    <style:style style:name="P29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0" style:family="paragraph" style:parent-style-name="Text_20_body" style:list-style-name="L10">
      <style:paragraph-properties fo:margin-top="0cm" fo:margin-bottom="0cm" style:contextual-spacing="false" fo:orphans="2" fo:widows="2"/>
    </style:style>
    <style:style style:name="P31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2" style:family="paragraph" style:parent-style-name="Text_20_body" style:list-style-name="L11">
      <style:paragraph-properties fo:margin-top="0cm" fo:margin-bottom="0cm" style:contextual-spacing="false" fo:orphans="2" fo:widows="2"/>
    </style:style>
    <style:style style:name="P33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4" style:family="paragraph" style:parent-style-name="Text_20_body" style:list-style-name="L13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5" style:family="paragraph" style:parent-style-name="Text_20_body" style:list-style-name="L13">
      <style:paragraph-properties fo:margin-top="0cm" fo:margin-bottom="0cm" style:contextual-spacing="false" fo:orphans="2" fo:widows="2"/>
    </style:style>
    <style:style style:name="P36" style:family="paragraph" style:parent-style-name="Text_20_body" style:list-style-name="L14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7" style:family="paragraph" style:parent-style-name="Text_20_body" style:list-style-name="L14">
      <style:paragraph-properties fo:margin-top="0cm" fo:margin-bottom="0cm" style:contextual-spacing="false" fo:orphans="2" fo:widows="2"/>
    </style:style>
    <style:style style:name="P38" style:family="paragraph" style:parent-style-name="Text_20_body" style:list-style-name="L15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9" style:family="paragraph" style:parent-style-name="Text_20_body" style:list-style-name="L15">
      <style:paragraph-properties fo:margin-top="0cm" fo:margin-bottom="0cm" style:contextual-spacing="false" fo:orphans="2" fo:widows="2"/>
    </style:style>
    <style:style style:name="P40" style:family="paragraph" style:parent-style-name="Text_20_body" style:list-style-name="L16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41" style:family="paragraph" style:parent-style-name="Text_20_body" style:list-style-name="L16">
      <style:paragraph-properties fo:margin-top="0cm" fo:margin-bottom="0cm" style:contextual-spacing="false" fo:orphans="2" fo:widows="2"/>
    </style:style>
    <style:style style:name="P42" style:family="paragraph" style:parent-style-name="Text_20_body" style:list-style-name="L33">
      <style:paragraph-properties fo:margin-top="0cm" fo:margin-bottom="0cm" style:contextual-spacing="false" fo:orphans="2" fo:widows="2"/>
    </style:style>
    <style:style style:name="P43" style:family="paragraph" style:parent-style-name="Text_20_body" style:list-style-name="L34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44" style:family="paragraph" style:parent-style-name="Text_20_body" style:list-style-name="L34">
      <style:paragraph-properties fo:margin-top="0cm" fo:margin-bottom="0cm" style:contextual-spacing="false" fo:orphans="2" fo:widows="2"/>
    </style:style>
    <style:style style:name="P45" style:family="paragraph" style:parent-style-name="Text_20_body" style:list-style-name="L35">
      <style:paragraph-properties fo:margin-top="0cm" fo:margin-bottom="0cm" style:contextual-spacing="false" fo:orphans="2" fo:widows="2"/>
    </style:style>
    <style:style style:name="P46" style:family="paragraph" style:parent-style-name="Text_20_body" style:list-style-name="L36">
      <style:paragraph-properties fo:margin-top="0cm" fo:margin-bottom="0cm" style:contextual-spacing="false" fo:orphans="2" fo:widows="2"/>
    </style:style>
    <style:style style:name="P47" style:family="paragraph" style:parent-style-name="Text_20_body" style:list-style-name="L37">
      <style:paragraph-properties fo:margin-top="0cm" fo:margin-bottom="0cm" style:contextual-spacing="false" fo:orphans="2" fo:widows="2"/>
    </style:style>
    <style:style style:name="P48" style:family="paragraph" style:parent-style-name="Text_20_body" style:list-style-name="L38">
      <style:paragraph-properties fo:margin-top="0cm" fo:margin-bottom="0cm" style:contextual-spacing="false" fo:orphans="2" fo:widows="2"/>
    </style:style>
    <style:style style:name="P49" style:family="paragraph" style:parent-style-name="Text_20_body" style:list-style-name="L39">
      <style:paragraph-properties fo:margin-top="0cm" fo:margin-bottom="0cm" style:contextual-spacing="false" fo:orphans="2" fo:widows="2"/>
    </style:style>
    <style:style style:name="P50" style:family="paragraph" style:parent-style-name="Text_20_body" style:list-style-name="L40">
      <style:paragraph-properties fo:margin-top="0cm" fo:margin-bottom="0cm" style:contextual-spacing="false" fo:orphans="2" fo:widows="2"/>
    </style:style>
    <style:style style:name="P5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52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53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54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55" style:family="paragraph" style:parent-style-name="Text_20_body" style:list-style-name="L2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56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57" style:family="paragraph" style:parent-style-name="Text_20_body" style:list-style-name="L3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58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59" style:family="paragraph" style:parent-style-name="Text_20_body" style:list-style-name="L4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60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61" style:family="paragraph" style:parent-style-name="Text_20_body" style:list-style-name="L5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62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63" style:family="paragraph" style:parent-style-name="Text_20_body" style:list-style-name="L6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64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65" style:family="paragraph" style:parent-style-name="Text_20_body" style:list-style-name="L7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66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67" style:family="paragraph" style:parent-style-name="Text_20_body" style:list-style-name="L8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68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69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70" style:family="paragraph" style:parent-style-name="Text_20_body" style:list-style-name="L10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71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72" style:family="paragraph" style:parent-style-name="Text_20_body" style:list-style-name="L11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73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74" style:family="paragraph" style:parent-style-name="Text_20_body" style:list-style-name="L12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75" style:family="paragraph" style:parent-style-name="Text_20_body" style:list-style-name="L1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76" style:family="paragraph" style:parent-style-name="Text_20_body" style:list-style-name="L13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77" style:family="paragraph" style:parent-style-name="Text_20_body" style:list-style-name="L1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78" style:family="paragraph" style:parent-style-name="Text_20_body" style:list-style-name="L14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79" style:family="paragraph" style:parent-style-name="Text_20_body" style:list-style-name="L15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80" style:family="paragraph" style:parent-style-name="Text_20_body" style:list-style-name="L15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81" style:family="paragraph" style:parent-style-name="Text_20_body" style:list-style-name="L16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82" style:family="paragraph" style:parent-style-name="Text_20_body" style:list-style-name="L16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83" style:family="paragraph" style:parent-style-name="Text_20_body" style:list-style-name="L17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84" style:family="paragraph" style:parent-style-name="Text_20_body" style:list-style-name="L17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85" style:family="paragraph" style:parent-style-name="Text_20_body" style:list-style-name="L18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86" style:family="paragraph" style:parent-style-name="Text_20_body" style:list-style-name="L18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87" style:family="paragraph" style:parent-style-name="Text_20_body" style:list-style-name="L19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88" style:family="paragraph" style:parent-style-name="Text_20_body" style:list-style-name="L19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89" style:family="paragraph" style:parent-style-name="Text_20_body" style:list-style-name="L20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90" style:family="paragraph" style:parent-style-name="Text_20_body" style:list-style-name="L20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91" style:family="paragraph" style:parent-style-name="Text_20_body" style:list-style-name="L2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92" style:family="paragraph" style:parent-style-name="Text_20_body" style:list-style-name="L21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93" style:family="paragraph" style:parent-style-name="Text_20_body" style:list-style-name="L2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94" style:family="paragraph" style:parent-style-name="Text_20_body" style:list-style-name="L22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95" style:family="paragraph" style:parent-style-name="Text_20_body" style:list-style-name="L2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96" style:family="paragraph" style:parent-style-name="Text_20_body" style:list-style-name="L23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97" style:family="paragraph" style:parent-style-name="Text_20_body" style:list-style-name="L2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98" style:family="paragraph" style:parent-style-name="Text_20_body" style:list-style-name="L24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99" style:family="paragraph" style:parent-style-name="Text_20_body" style:list-style-name="L25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100" style:family="paragraph" style:parent-style-name="Text_20_body" style:list-style-name="L25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101" style:family="paragraph" style:parent-style-name="Text_20_body" style:list-style-name="L26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102" style:family="paragraph" style:parent-style-name="Text_20_body" style:list-style-name="L26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103" style:family="paragraph" style:parent-style-name="Text_20_body" style:list-style-name="L27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104" style:family="paragraph" style:parent-style-name="Text_20_body" style:list-style-name="L27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105" style:family="paragraph" style:parent-style-name="Text_20_body" style:list-style-name="L28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106" style:family="paragraph" style:parent-style-name="Text_20_body" style:list-style-name="L28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107" style:family="paragraph" style:parent-style-name="Text_20_body" style:list-style-name="L29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108" style:family="paragraph" style:parent-style-name="Text_20_body" style:list-style-name="L29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109" style:family="paragraph" style:parent-style-name="Text_20_body" style:list-style-name="L30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110" style:family="paragraph" style:parent-style-name="Text_20_body" style:list-style-name="L30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111" style:family="paragraph" style:parent-style-name="Text_20_body" style:list-style-name="L3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112" style:family="paragraph" style:parent-style-name="Text_20_body" style:list-style-name="L33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113" style:family="paragraph" style:parent-style-name="Text_20_body" style:list-style-name="L35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114" style:family="paragraph" style:parent-style-name="Text_20_body" style:list-style-name="L35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115" style:family="paragraph" style:parent-style-name="Text_20_body" style:list-style-name="L36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116" style:family="paragraph" style:parent-style-name="Text_20_body" style:list-style-name="L36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117" style:family="paragraph" style:parent-style-name="Text_20_body" style:list-style-name="L37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118" style:family="paragraph" style:parent-style-name="Text_20_body" style:list-style-name="L37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119" style:family="paragraph" style:parent-style-name="Text_20_body" style:list-style-name="L38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120" style:family="paragraph" style:parent-style-name="Text_20_body" style:list-style-name="L38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121" style:family="paragraph" style:parent-style-name="Text_20_body" style:list-style-name="L39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122" style:family="paragraph" style:parent-style-name="Text_20_body" style:list-style-name="L39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123" style:family="paragraph" style:parent-style-name="Text_20_body" style:list-style-name="L40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124" style:family="paragraph" style:parent-style-name="Text_20_body" style:list-style-name="L40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125" style:family="paragraph" style:parent-style-name="Text_20_body">
      <style:paragraph-properties fo:padding="0.049cm" fo:border="0.06pt solid #e3e3e3"/>
    </style:style>
    <style:style style:name="P126" style:family="paragraph" style:parent-style-name="Text_20_body" style:list-style-name="L31">
      <style:paragraph-properties fo:margin-top="0cm" fo:margin-bottom="0cm" style:contextual-spacing="false" fo:padding="0.049cm" fo:border="0.06pt solid #e3e3e3"/>
    </style:style>
    <style:style style:name="P127" style:family="paragraph" style:parent-style-name="Text_20_body" style:list-style-name="L31">
      <style:paragraph-properties fo:padding="0.049cm" fo:border="0.06pt solid #e3e3e3"/>
    </style:style>
    <style:style style:name="P128" style:family="paragraph" style:parent-style-name="Text_20_body">
      <style:text-properties officeooo:rsid="001f16d1" officeooo:paragraph-rsid="001f16d1"/>
    </style:style>
    <style:style style:name="P129" style:family="paragraph" style:parent-style-name="Text_20_body" style:list-style-name="L32">
      <style:paragraph-properties fo:padding="0.049cm" fo:border="0.06pt solid #e3e3e3"/>
    </style:style>
    <style:style style:name="P130" style:family="paragraph" style:parent-style-name="Text_20_body" style:list-style-name="L32">
      <style:paragraph-properties fo:margin-top="0cm" fo:margin-bottom="0cm" style:contextual-spacing="false" fo:padding="0.049cm" fo:border="0.06pt solid #e3e3e3"/>
      <style:text-properties loext:padding="0.049cm" loext:border="0.06pt solid #e3e3e3"/>
    </style:style>
    <style:style style:name="P131" style:family="paragraph" style:parent-style-name="Text_20_body" style:list-style-name="L32">
      <style:paragraph-properties fo:padding="0.049cm" fo:border="0.06pt solid #e3e3e3"/>
      <style:text-properties loext:padding="0.049cm" loext:border="0.06pt solid #e3e3e3"/>
    </style:style>
    <style:style style:name="P132" style:family="paragraph" style:parent-style-name="Text_20_body">
      <style:paragraph-properties fo:padding="0.049cm" fo:border="0.06pt solid #e3e3e3"/>
      <style:text-properties loext:padding="0.049cm" loext:border="0.06pt solid #e3e3e3"/>
    </style:style>
    <style:style style:name="P133" style:family="paragraph" style:parent-style-name="Text_20_body">
      <style:paragraph-properties fo:margin-top="0cm" fo:margin-bottom="0cm" style:contextual-spacing="false"/>
      <style:text-properties loext:padding="0.049cm" loext:border="0.06pt solid #e3e3e3"/>
    </style:style>
    <style:style style:name="P134" style:family="paragraph" style:parent-style-name="Text_20_body">
      <style:text-properties officeooo:rsid="00200bd6" officeooo:paragraph-rsid="00200bd6"/>
    </style:style>
    <style:style style:name="T1" style:family="text">
      <style:text-properties officeooo:rsid="001dac61"/>
    </style:style>
    <style:style style:name="T2" style:family="text">
      <style:text-properties fo:font-variant="normal" fo:text-transform="none" fo:color="#1f1f1f" loext:opacity="100%" style:font-name="Google Sans" fo:font-size="8pt" fo:letter-spacing="normal" fo:font-style="normal" fo:font-weight="bold"/>
    </style:style>
    <style:style style:name="T3" style:family="text"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T4" style:family="text">
      <style:text-properties fo:font-variant="normal" fo:text-transform="none" fo:color="#1f1f1f" loext:opacity="100%" style:font-name="Google Sans" fo:letter-spacing="normal" fo:font-style="normal" fo:font-weight="normal"/>
    </style:style>
    <style:style style:name="T5" style:family="text">
      <style:text-properties officeooo:rsid="001f16d1"/>
    </style:style>
    <style:style style:name="T6" style:family="text">
      <style:text-properties loext:padding="0.049cm" loext:border="0.06pt solid #e3e3e3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5">Para pensar e analisar </text:p>
      <text:p text:style-name="P4"/>
      <text:p text:style-name="P4">Representação de Token Propytech para Locações = $PROPY</text:p>
      <text:p text:style-name="P4"/>
      <text:p text:style-name="P4">Valor representativo &gt; 1$PROPY = 1 USD</text:p>
      <text:p text:style-name="P4"/>
      <text:p text:style-name="P4">Representação de uma proppriedade &gt; “X”</text:p>
      <text:p text:style-name="P4"/>
      <text:p text:style-name="P4">Representação do custo de uma diária da propriedade “X”, para locações. <text:s/>Ou seja, 1 diária =100 $PROPY.</text:p>
      <text:p text:style-name="P4"/>
      <text:p text:style-name="P4">- No Dapp propytech a propriedade “X” depois de passar por Due Dilligence, está liberada para locações.</text:p>
      <text:p text:style-name="P4">- Um usuário se interessa e cadastra-se.</text:p>
      <text:p text:style-name="P4">- Compra 10 diárias a um valor de 1000 $PROPY, da propriedade “X”.</text:p>
      <text:p text:style-name="P4"/>
      <text:p text:style-name="P4">O intermediário somos nós Propytech.</text:p>
      <text:p text:style-name="P4">Desafios…</text:p>
      <text:p text:style-name="P4"><text:tab/>Qual a taxa de toda a transação a ser cobrada pela propytech ?</text:p>
      <text:p text:style-name="P4"><text:tab/>Como fornecer a segurança jurídica de toda às partes envolvidas na transação?</text:p>
      <text:p text:style-name="P4"><text:tab/><text:tab/> Sendo elas;</text:p>
      <text:p text:style-name="P4"><text:tab/><text:tab/><text:tab/>- Proprietário</text:p>
      <text:p text:style-name="P4"><text:tab/><text:tab/><text:tab/>- Propytech</text:p>
      <text:p text:style-name="P4"><text:tab/><text:tab/><text:tab/>- Hóspede</text:p>
      <text:p text:style-name="P4"><text:tab/><text:tab/><text:tab/>- Terceiros (exemplo: Seguradora, etc)</text:p>
      <text:p text:style-name="P4"/>
      <text:p text:style-name="P4"/>
      <text:p text:style-name="P4">Como vocês <text:span text:style-name="T1">imaginam resolver esses desafios ?</text:span></text:p>
      <text:p text:style-name="P4"/>
      <text:p text:style-name="P4"/>
      <text:p text:style-name="P6">Possíveis Soluções alcançáveis &gt;</text:p>
      <text:p text:style-name="P6"/>
      <text:h text:style-name="P3" text:outline-level="2"><text:span text:style-name="T5">1 </text:span></text:h>
      <text:h text:style-name="P3" text:outline-level="2">Desafios da Propytech em Locações de Propriedades Tokenizadas</text:h>
      <text:p text:style-name="P11"><text:span text:style-name="Strong_20_Emphasis"><text:span text:style-name="T2">1. Taxa de Transação Propytech:</text:span></text:span></text:p>
      <text:p text:style-name="P51">Para determinar a taxa ideal, é necessário considerar:</text:p>
      <text:list xml:id="list1036383220" text:style-name="L1">
        <text:list-item>
          <text:p text:style-name="P12"><text:span text:style-name="Strong_20_Emphasis"><text:span text:style-name="T2">Custos Operacionais:</text:span></text:span></text:p>
          <text:list>
            <text:list-item>
              <text:p text:style-name="P52">Manutenção da plataforma Dapp.</text:p>
            </text:list-item>
            <text:list-item>
              <text:p text:style-name="P53">Processamento de pagamentos em $PROPY.</text:p>
            </text:list-item>
            <text:list-item>
              <text:p text:style-name="P53">Integração com serviços de terceiros (ex: oráculos de preços).</text:p>
            </text:list-item>
            <text:list-item>
              <text:p text:style-name="P53">Custos de marketing e captação de usuários.</text:p>
            </text:list-item>
          </text:list>
        </text:list-item>
        <text:list-item>
          <text:p text:style-name="P13"><text:span text:style-name="Strong_20_Emphasis"><text:span text:style-name="T2">Competitividade do Mercado:</text:span></text:span></text:p>
          <text:list>
            <text:list-item>
              <text:p text:style-name="P52">Analisar taxas cobradas por plataformas similares de aluguel de propriedades.</text:p>
            </text:list-item>
            <text:list-item>
              <text:p text:style-name="P53">Buscar um equilíbrio entre competitividade e rentabilidade.</text:p>
            </text:list-item>
          </text:list>
        </text:list-item>
        <text:list-item>
          <text:p text:style-name="P13"><text:span text:style-name="Strong_20_Emphasis"><text:span text:style-name="T2">Estrutura de Preços Flexível:</text:span></text:span></text:p>
          <text:list>
            <text:list-item>
              <text:p text:style-name="P52">Oferecer diferentes planos com taxas variadas, de acordo com o nível de serviço desejado (ex: plano básico, premium).</text:p>
            </text:list-item>
            <text:list-item>
              <text:p text:style-name="P53">Implementar um sistema de descontos para reservas de longo prazo ou compras em grande quantidade de $PROPY.</text:p>
            </text:list-item>
          </text:list>
        </text:list-item>
      </text:list>
      <text:p text:style-name="P11"><text:span text:style-name="Strong_20_Emphasis"><text:span text:style-name="T2">2. Segurança Jurídica para Todas as Partes:</text:span></text:span></text:p>
      <text:p text:style-name="P11"><text:span text:style-name="Strong_20_Emphasis"><text:span text:style-name="T2">Para Proprietários:</text:span></text:span></text:p>
      <text:list xml:id="list3487612071" text:style-name="L2">
        <text:list-item>
          <text:p text:style-name="P14"><text:span text:style-name="Strong_20_Emphasis"><text:span text:style-name="T2">Contrato Inteligente:</text:span></text:span></text:p>
          <text:list>
            <text:list-item>
              <text:p text:style-name="P54">Implementar um contrato inteligente robusto que defina os termos da locação, incluindo:</text:p>
              <text:list>
                <text:list-item>
                  <text:p text:style-name="P54"><text:soft-page-break/>Valor da diária em $PROPY.</text:p>
                </text:list-item>
                <text:list-item>
                  <text:p text:style-name="P55">Datas de entrada e saída.</text:p>
                </text:list-item>
                <text:list-item>
                  <text:p text:style-name="P55">Condições da propriedade.</text:p>
                </text:list-item>
                <text:list-item>
                  <text:p text:style-name="P55">Regras de cancelamento e reembolso.</text:p>
                </text:list-item>
              </text:list>
            </text:list-item>
            <text:list-item>
              <text:p text:style-name="P55">O contrato inteligente deve ser auditado por especialistas em segurança blockchain para garantir a proteção dos direitos do proprietário.</text:p>
            </text:list-item>
          </text:list>
        </text:list-item>
        <text:list-item>
          <text:p text:style-name="P15"><text:span text:style-name="Strong_20_Emphasis"><text:span text:style-name="T2">Garantia de Pagamento:</text:span></text:span></text:p>
          <text:list>
            <text:list-item>
              <text:p text:style-name="P54">Usar um sistema de depósito em $PROPY que seja liberado ao proprietário após a finalização da locação, mediante avaliação satisfatória da propriedade.</text:p>
            </text:list-item>
            <text:list-item>
              <text:p text:style-name="P55">Integrar a plataforma com serviços de seguros que protejam o proprietário contra danos à propriedade ou inadimplência do inquilino.</text:p>
            </text:list-item>
          </text:list>
        </text:list-item>
      </text:list>
      <text:p text:style-name="P11"><text:span text:style-name="Strong_20_Emphasis"><text:span text:style-name="T2">Para Propytech:</text:span></text:span></text:p>
      <text:list xml:id="list1584355458" text:style-name="L3">
        <text:list-item>
          <text:p text:style-name="P16"><text:span text:style-name="Strong_20_Emphasis"><text:span text:style-name="T2">Termos de Serviço Claros:</text:span></text:span></text:p>
          <text:list>
            <text:list-item>
              <text:p text:style-name="P56">Definir responsabilidades da Propytech como intermediária, incluindo:</text:p>
              <text:list>
                <text:list-item>
                  <text:p text:style-name="P56">Curadoria de propriedades.</text:p>
                </text:list-item>
                <text:list-item>
                  <text:p text:style-name="P57">Solução de conflitos entre inquilinos e proprietários.</text:p>
                </text:list-item>
                <text:list-item>
                  <text:p text:style-name="P57">Manutenção da plataforma Dapp.</text:p>
                </text:list-item>
              </text:list>
            </text:list-item>
            <text:list-item>
              <text:p text:style-name="P57">Limitar a responsabilidade da Propytech por eventos externos (ex: caso fortuito, força maior).</text:p>
            </text:list-item>
          </text:list>
        </text:list-item>
        <text:list-item>
          <text:p text:style-name="P17"><text:span text:style-name="Strong_20_Emphasis"><text:span text:style-name="T2">Proteção de Dados:</text:span></text:span></text:p>
          <text:list>
            <text:list-item>
              <text:p text:style-name="P56">Implementar medidas robustas de segurança e privacidade para proteger os dados dos usuários da plataforma.</text:p>
            </text:list-item>
            <text:list-item>
              <text:p text:style-name="P57">Obter o consentimento dos usuários para a coleta e uso de seus dados pessoais.</text:p>
            </text:list-item>
          </text:list>
        </text:list-item>
      </text:list>
      <text:p text:style-name="P11"><text:span text:style-name="Strong_20_Emphasis"><text:span text:style-name="T2">Para Hóspedes:</text:span></text:span></text:p>
      <text:list xml:id="list4042196782" text:style-name="L4">
        <text:list-item>
          <text:p text:style-name="P18"><text:span text:style-name="Strong_20_Emphasis"><text:span text:style-name="T2">Processo de Reserva Transparente:</text:span></text:span></text:p>
          <text:list>
            <text:list-item>
              <text:p text:style-name="P58">Fornecer informações claras e precisas sobre a propriedade, incluindo fotos, descrição, localização, regras e comodidades.</text:p>
            </text:list-item>
            <text:list-item>
              <text:p text:style-name="P59">Permitir que os inquilinos façam perguntas ao proprietário antes de reservar a propriedade.</text:p>
            </text:list-item>
          </text:list>
        </text:list-item>
        <text:list-item>
          <text:p text:style-name="P19"><text:span text:style-name="Strong_20_Emphasis"><text:span text:style-name="T2">Sistema de Avaliação de Propriedades:</text:span></text:span></text:p>
          <text:list>
            <text:list-item>
              <text:p text:style-name="P58">Implementar um sistema de avaliação que permita aos inquilinos avaliar a propriedade após a estadia.</text:p>
            </text:list-item>
            <text:list-item>
              <text:p text:style-name="P59">As avaliações podem ajudar os futuros inquilinos a tomar decisões mais informadas sobre suas reservas.</text:p>
            </text:list-item>
          </text:list>
        </text:list-item>
      </text:list>
      <text:p text:style-name="P11"><text:span text:style-name="Strong_20_Emphasis"><text:span text:style-name="T2">Para Terceiros:</text:span></text:span></text:p>
      <text:list xml:id="list2949176693" text:style-name="L5">
        <text:list-item>
          <text:p text:style-name="P20"><text:span text:style-name="Strong_20_Emphasis"><text:span text:style-name="T2">Integração com Seguradoras:</text:span></text:span></text:p>
          <text:list>
            <text:list-item>
              <text:p text:style-name="P60">Estabelecer parcerias com seguradoras para oferecer seguros contra danos à propriedade, inadimplência do inquilino e outros riscos.</text:p>
            </text:list-item>
            <text:list-item>
              <text:p text:style-name="P61">As opções de seguro podem ser oferecidas aos inquilinos durante o processo de reserva.</text:p>
            </text:list-item>
          </text:list>
        </text:list-item>
        <text:list-item>
          <text:p text:style-name="P21"><text:span text:style-name="Strong_20_Emphasis"><text:span text:style-name="T2">Conformidade com Regulamentações:</text:span></text:span></text:p>
          <text:list>
            <text:list-item>
              <text:p text:style-name="P60">Assegurar que a plataforma Propytech esteja em conformidade com todas as leis e regulamentações aplicáveis ao aluguel de propriedades.</text:p>
            </text:list-item>
            <text:list-item>
              <text:p text:style-name="P61">Obter as licenças e autorizações necessárias para operar em diferentes jurisdições.</text:p>
            </text:list-item>
          </text:list>
        </text:list-item>
      </text:list>
      <text:p text:style-name="P11"><text:span text:style-name="Strong_20_Emphasis"><text:span text:style-name="T2">Consultor Desenvolvedor Jurídico:</text:span></text:span></text:p>
      <text:p text:style-name="P51">Para auxiliar na resolução dos desafios acima, um consultor desenvolvedor jurídico pode:</text:p>
      <text:list xml:id="list488908405" text:style-name="L6">
        <text:list-item>
          <text:p text:style-name="P22"><text:span text:style-name="Strong_20_Emphasis"><text:span text:style-name="T2">Analisar o modelo de negócios da Propytech:</text:span></text:span></text:p>
          <text:list>
            <text:list-item>
              <text:p text:style-name="P62">Identificar os principais riscos jurídicos e propor soluções para mitigá-los.</text:p>
            </text:list-item>
            <text:list-item>
              <text:p text:style-name="P63">Redigir os termos e condições da plataforma, incluindo o contrato inteligente de locação.</text:p>
            </text:list-item>
          </text:list>
        </text:list-item>
        <text:list-item>
          <text:p text:style-name="P23"><text:span text:style-name="Strong_20_Emphasis"><text:span text:style-name="T2">Auxiliar na implementação de medidas de segurança jurídica:</text:span></text:span></text:p>
          <text:list>
            <text:list-item>
              <text:p text:style-name="P62">Assegurar que a plataforma esteja em conformidade com as leis e regulamentações aplicáveis.</text:p>
            </text:list-item>
            <text:list-item>
              <text:p text:style-name="P63">Implementar mecanismos de proteção de dados e resolução de conflitos.</text:p>
            </text:list-item>
          </text:list>
        </text:list-item>
        <text:list-item>
          <text:p text:style-name="P23"><text:span text:style-name="Strong_20_Emphasis"><text:span text:style-name="T2">Fornecer orientação jurídica contínua:</text:span></text:span></text:p>
          <text:list>
            <text:list-item>
              <text:p text:style-name="P62">Acompanhar as mudanças na legislação e jurisprudência relacionadas ao aluguel de propriedades tokenizadas.</text:p>
            </text:list-item>
            <text:list-item>
              <text:p text:style-name="P63">Assessorar a Propytech na tomada de decisões estratégicas relacionadas à segurança jurídica da plataforma.</text:p>
            </text:list-item>
          </text:list>
        </text:list-item>
      </text:list>
      <text:p text:style-name="P11"><text:span text:style-name="Strong_20_Emphasis"><text:span text:style-name="T2">Conclusão:</text:span></text:span></text:p>
      <text:p text:style-name="P51">A implementação de soluções jurídicas adequadas é fundamental para o sucesso da Propytech no mercado de locações de propriedades tokenizadas. Um consultor desenvolvedor jurídico pode auxiliar a empresa a superar os desafios e garantir</text:p>
      <text:p text:style-name="P6"/>
      <text:p text:style-name="P6"/>
      <text:p text:style-name="P8"><text:span text:style-name="T5">2 - </text:span><text:span text:style-name="T4"><text:line-break/>Desafios da Propytech em Locações de Propriedades Tokenizadas</text:span></text:p>
      <text:p text:style-name="P11"><text:span text:style-name="Strong_20_Emphasis"><text:span text:style-name="T2">1. Taxa de Transação da Propytech:</text:span></text:span></text:p>
      <text:p text:style-name="P11"><text:span text:style-name="Strong_20_Emphasis"><text:span text:style-name="T2">Opção 1: Taxa Fixa:</text:span></text:span></text:p>
      <text:list xml:id="list424578922" text:style-name="L7">
        <text:list-item>
          <text:p text:style-name="P24"><text:span text:style-name="Strong_20_Emphasis"><text:span text:style-name="T2">Vantagens:</text:span></text:span></text:p>
          <text:list>
            <text:list-item>
              <text:p text:style-name="P64">Simples e transparente para usuários.</text:p>
            </text:list-item>
            <text:list-item>
              <text:p text:style-name="P65">Fácil de calcular e implementar.</text:p>
            </text:list-item>
          </text:list>
        </text:list-item>
        <text:list-item>
          <text:p text:style-name="P25"><text:span text:style-name="Strong_20_Emphasis"><text:span text:style-name="T2">Desvantagens:</text:span></text:span></text:p>
          <text:list>
            <text:list-item>
              <text:p text:style-name="P64">Pode ser menos competitiva para transações de alto valor.</text:p>
            </text:list-item>
            <text:list-item>
              <text:p text:style-name="P65">Pode desincentivar transações de menor valor.</text:p>
            </text:list-item>
          </text:list>
        </text:list-item>
      </text:list>
      <text:p text:style-name="P11"><text:span text:style-name="Strong_20_Emphasis"><text:span text:style-name="T2">Opção 2: Taxa Percentual:</text:span></text:span></text:p>
      <text:list xml:id="list3874241584" text:style-name="L8">
        <text:list-item>
          <text:p text:style-name="P26"><text:soft-page-break/><text:span text:style-name="Strong_20_Emphasis"><text:span text:style-name="T2">Vantagens:</text:span></text:span></text:p>
          <text:list>
            <text:list-item>
              <text:p text:style-name="P66">Mais competitiva para transações de alto valor.</text:p>
            </text:list-item>
            <text:list-item>
              <text:p text:style-name="P67">Incentiva transações de menor valor.</text:p>
            </text:list-item>
          </text:list>
        </text:list-item>
        <text:list-item>
          <text:p text:style-name="P27"><text:span text:style-name="Strong_20_Emphasis"><text:span text:style-name="T2">Desvantagens:</text:span></text:span></text:p>
          <text:list>
            <text:list-item>
              <text:p text:style-name="P66">Pode ser mais complexa para usuários entenderem.</text:p>
            </text:list-item>
            <text:list-item>
              <text:p text:style-name="P67">Pode ser mais difícil de calcular e implementar.</text:p>
            </text:list-item>
          </text:list>
        </text:list-item>
      </text:list>
      <text:p text:style-name="P11"><text:span text:style-name="Strong_20_Emphasis"><text:span text:style-name="T2">Opção 3: Modelo Híbrido:</text:span></text:span></text:p>
      <text:list xml:id="list2889985666" text:style-name="L9">
        <text:list-item>
          <text:p text:style-name="P68">Combinação de taxa fixa e percentual.</text:p>
        </text:list-item>
        <text:list-item>
          <text:p text:style-name="P28"><text:span text:style-name="Strong_20_Emphasis"><text:span text:style-name="T2">Exemplo:</text:span></text:span></text:p>
          <text:list>
            <text:list-item>
              <text:p text:style-name="P68">Taxa fixa mínima + taxa percentual sobre o valor da transação.</text:p>
            </text:list-item>
          </text:list>
        </text:list-item>
      </text:list>
      <text:p text:style-name="P11"><text:span text:style-name="Strong_20_Emphasis"><text:span text:style-name="T2">Recomendação:</text:span></text:span></text:p>
      <text:list xml:id="list3600234279" text:style-name="L10">
        <text:list-item>
          <text:p text:style-name="P29"><text:span text:style-name="Strong_20_Emphasis"><text:span text:style-name="T2">Análise de mercado:</text:span></text:span></text:p>
          <text:list>
            <text:list-item>
              <text:p text:style-name="P69">Avaliar taxas cobradas por plataformas semelhantes.</text:p>
            </text:list-item>
            <text:list-item>
              <text:p text:style-name="P70">Considerar o valor das propriedades tokenizadas.</text:p>
            </text:list-item>
            <text:list-item>
              <text:p text:style-name="P70">Segmentar por tipo de transação (curto vs. longo prazo).</text:p>
            </text:list-item>
          </text:list>
        </text:list-item>
        <text:list-item>
          <text:p text:style-name="P30"><text:span text:style-name="Strong_20_Emphasis"><text:span text:style-name="T2">Transparência:</text:span></text:span></text:p>
          <text:list>
            <text:list-item>
              <text:p text:style-name="P69">Informar claramente as taxas aos usuários antes da transação.</text:p>
            </text:list-item>
            <text:list-item>
              <text:p text:style-name="P70">Fornecer calculadoras de estimativa de custos.</text:p>
            </text:list-item>
          </text:list>
        </text:list-item>
      </text:list>
      <text:p text:style-name="P11"><text:span text:style-name="Strong_20_Emphasis"><text:span text:style-name="T2">2. Segurança Jurídica:</text:span></text:span></text:p>
      <text:p text:style-name="P11"><text:span text:style-name="Strong_20_Emphasis"><text:span text:style-name="T2">Para Proprietários:</text:span></text:span></text:p>
      <text:list xml:id="list37558835" text:style-name="L11">
        <text:list-item>
          <text:p text:style-name="P31"><text:span text:style-name="Strong_20_Emphasis"><text:span text:style-name="T2">Contrato inteligente:</text:span></text:span></text:p>
          <text:list>
            <text:list-item>
              <text:p text:style-name="P71">Detalhes da propriedade, termos de locação, pagamentos e responsabilidades.</text:p>
            </text:list-item>
            <text:list-item>
              <text:p text:style-name="P72">Armazenamento seguro e imutável.</text:p>
            </text:list-item>
            <text:list-item>
              <text:p text:style-name="P72">Execução automática de termos.</text:p>
            </text:list-item>
          </text:list>
        </text:list-item>
        <text:list-item>
          <text:p text:style-name="P32"><text:span text:style-name="Strong_20_Emphasis"><text:span text:style-name="T2">Garantias:</text:span></text:span></text:p>
          <text:list>
            <text:list-item>
              <text:p text:style-name="P71">Depósito em $PROPY ou outra criptomoeda.</text:p>
            </text:list-item>
            <text:list-item>
              <text:p text:style-name="P72">Seguro contra danos à propriedade.</text:p>
            </text:list-item>
          </text:list>
        </text:list-item>
      </text:list>
      <text:p text:style-name="P11"><text:span text:style-name="Strong_20_Emphasis"><text:span text:style-name="T2">Para Propytech:</text:span></text:span></text:p>
      <text:list xml:id="list3759232628" text:style-name="L12">
        <text:list-item>
          <text:p text:style-name="P33"><text:span text:style-name="Strong_20_Emphasis"><text:span text:style-name="T2">Termos de Serviço:</text:span></text:span></text:p>
          <text:list>
            <text:list-item>
              <text:p text:style-name="P73">Definição de responsabilidades da plataforma.</text:p>
            </text:list-item>
            <text:list-item>
              <text:p text:style-name="P74">Proteção contra fraudes e atividades ilegais.</text:p>
            </text:list-item>
            <text:list-item>
              <text:p text:style-name="P74">Isenção de responsabilidade por eventos fora do controle da plataforma.</text:p>
            </text:list-item>
          </text:list>
        </text:list-item>
      </text:list>
      <text:p text:style-name="P11"><text:span text:style-name="Strong_20_Emphasis"><text:span text:style-name="T2">Para Hóspedes:</text:span></text:span></text:p>
      <text:list xml:id="list3259006232" text:style-name="L13">
        <text:list-item>
          <text:p text:style-name="P34"><text:span text:style-name="Strong_20_Emphasis"><text:span text:style-name="T2">Verificação de identidade:</text:span></text:span></text:p>
          <text:list>
            <text:list-item>
              <text:p text:style-name="P75">Prevenção de fraudes e crimes.</text:p>
            </text:list-item>
            <text:list-item>
              <text:p text:style-name="P76">Proteção da propriedade e dos hóspedes.</text:p>
            </text:list-item>
          </text:list>
        </text:list-item>
        <text:list-item>
          <text:p text:style-name="P35"><text:span text:style-name="Strong_20_Emphasis"><text:span text:style-name="T2">Contrato inteligente:</text:span></text:span></text:p>
          <text:list>
            <text:list-item>
              <text:p text:style-name="P75">Transparência e clareza sobre termos de locação.</text:p>
            </text:list-item>
            <text:list-item>
              <text:p text:style-name="P76">Segurança de pagamentos e depósitos.</text:p>
            </text:list-item>
          </text:list>
        </text:list-item>
      </text:list>
      <text:p text:style-name="P11"><text:span text:style-name="Strong_20_Emphasis"><text:span text:style-name="T2">Para Terceiros (Seguradoras, etc.):</text:span></text:span></text:p>
      <text:list xml:id="list1854004696" text:style-name="L14">
        <text:list-item>
          <text:p text:style-name="P36"><text:span text:style-name="Strong_20_Emphasis"><text:span text:style-name="T2">Integração com plataformas de seguro:</text:span></text:span></text:p>
          <text:list>
            <text:list-item>
              <text:p text:style-name="P77">Oferecer opções de seguro para propriedades e hóspedes.</text:p>
            </text:list-item>
            <text:list-item>
              <text:p text:style-name="P78">Proteção contra riscos e perdas.</text:p>
            </text:list-item>
          </text:list>
        </text:list-item>
        <text:list-item>
          <text:p text:style-name="P37"><text:span text:style-name="Strong_20_Emphasis"><text:span text:style-name="T2">Compartilhamento de dados seguros:</text:span></text:span></text:p>
          <text:list>
            <text:list-item>
              <text:p text:style-name="P77">Permitir que seguradoras avaliem riscos e ofereçam cobertura adequada.</text:p>
            </text:list-item>
          </text:list>
        </text:list-item>
      </text:list>
      <text:p text:style-name="P11"><text:span text:style-name="Strong_20_Emphasis"><text:span text:style-name="T2">Recomendação:</text:span></text:span></text:p>
      <text:list xml:id="list1140194003" text:style-name="L15">
        <text:list-item>
          <text:p text:style-name="P38"><text:span text:style-name="Strong_20_Emphasis"><text:span text:style-name="T2">Consultoria jurídica especializada:</text:span></text:span></text:p>
          <text:list>
            <text:list-item>
              <text:p text:style-name="P79">Elaboração de contratos inteligentes seguros e abrangentes.</text:p>
            </text:list-item>
            <text:list-item>
              <text:p text:style-name="P80">Adaptação às leis e regulamentações locais.</text:p>
            </text:list-item>
          </text:list>
        </text:list-item>
        <text:list-item>
          <text:p text:style-name="P39"><text:span text:style-name="Strong_20_Emphasis"><text:span text:style-name="T2">Parcerias estratégicas:</text:span></text:span></text:p>
          <text:list>
            <text:list-item>
              <text:p text:style-name="P79">Colaboração com empresas de seguro e outros serviços relevantes.</text:p>
            </text:list-item>
            <text:list-item>
              <text:p text:style-name="P80">Ampliação da segurança e confiabilidade da plataforma.</text:p>
            </text:list-item>
          </text:list>
        </text:list-item>
      </text:list>
      <text:p text:style-name="P11"><text:span text:style-name="Strong_20_Emphasis"><text:span text:style-name="T2">3. Considerações Adicionais:</text:span></text:span></text:p>
      <text:list xml:id="list1481244611" text:style-name="L16">
        <text:list-item>
          <text:p text:style-name="P40"><text:span text:style-name="Strong_20_Emphasis"><text:span text:style-name="T2">Regulamentação:</text:span></text:span></text:p>
          <text:list>
            <text:list-item>
              <text:p text:style-name="P81">Manter-se atualizado sobre leis e regulamentações relevantes para tokenização de ativos e locações.</text:p>
            </text:list-item>
            <text:list-item>
              <text:p text:style-name="P82">Adaptar a plataforma para atender às exigências legais.</text:p>
            </text:list-item>
          </text:list>
        </text:list-item>
        <text:list-item>
          <text:p text:style-name="P41"><text:span text:style-name="Strong_20_Emphasis"><text:span text:style-name="T2">Proteção de dados:</text:span></text:span></text:p>
          <text:list>
            <text:list-item>
              <text:p text:style-name="P81">Implementar medidas para proteger dados pessoais de usuários.</text:p>
            </text:list-item>
            <text:list-item>
              <text:p text:style-name="P82">Garantir a confidencialidade e segurança das informações.</text:p>
            </text:list-item>
          </text:list>
        </text:list-item>
      </text:list>
      <text:p text:style-name="P11"><text:span text:style-name="Strong_20_Emphasis"><text:span text:style-name="T2">Conclusão:</text:span></text:span></text:p>
      <text:p text:style-name="P51"><text:soft-page-break/>A Propytech tem o potencial de revolucionar o mercado de locações de propriedades, mas é importante abordar os desafios de forma eficaz para garantir a segurança jurídica de todas as partes envolvidas. A combinação de soluções tecnológicas inovadoras, assessoria jurídica especializada e parcerias estratégicas será fundamental para o sucesso da plataforma.</text:p>
      <text:p text:style-name="P11"><text:span text:style-name="Strong_20_Emphasis"><text:span text:style-name="T2">Observações:</text:span></text:span></text:p>
      <text:list xml:id="list176909808" text:style-name="L17">
        <text:list-item>
          <text:p text:style-name="P83">Esta análise é um ponto de partida para discussão e deve ser complementada por uma avaliação mais aprofundada das necessidades específicas da Propytech.</text:p>
        </text:list-item>
        <text:list-item>
          <text:p text:style-name="P84">A implementação de soluções jurídicas e tecnológicas deve levar em consideração as leis e regulamentações do Brasil.</text:p>
        </text:list-item>
      </text:list>
      <text:p text:style-name="P11"><text:span text:style-name="Strong_20_Emphasis"><text:span text:style-name="T2">Espero que esta resposta seja útil e informativa.</text:span></text:span></text:p>
      <text:p text:style-name="P7"/>
      <text:p text:style-name="P7">3 -</text:p>
      <text:h text:style-name="P1" text:outline-level="2">Desafios da Propytech para Locações</text:h>
      <text:p text:style-name="P11"><text:span text:style-name="Strong_20_Emphasis"><text:span text:style-name="T2">1. Taxa de Transação:</text:span></text:span></text:p>
      <text:p text:style-name="P11"><text:span text:style-name="Strong_20_Emphasis"><text:span text:style-name="T2">Opção 1:</text:span></text:span><text:span text:style-name="T3"> Taxa fixa por transação (ex: 5% do valor total).</text:span></text:p>
      <text:p text:style-name="P11"><text:span text:style-name="Strong_20_Emphasis"><text:span text:style-name="T2">Vantagens:</text:span></text:span></text:p>
      <text:list xml:id="list2802386229" text:style-name="L18">
        <text:list-item>
          <text:p text:style-name="P85">Simplicidade e previsibilidade para todas as partes.</text:p>
        </text:list-item>
        <text:list-item>
          <text:p text:style-name="P86">Facilidade de implementação e gestão.</text:p>
        </text:list-item>
      </text:list>
      <text:p text:style-name="P11"><text:span text:style-name="Strong_20_Emphasis"><text:span text:style-name="T2">Desvantagens:</text:span></text:span></text:p>
      <text:list xml:id="list2487876346" text:style-name="L19">
        <text:list-item>
          <text:p text:style-name="P87">Pode ser menos competitivo para transações de alto valor.</text:p>
        </text:list-item>
        <text:list-item>
          <text:p text:style-name="P88">Pode desmotivar transações de baixo valor.</text:p>
        </text:list-item>
      </text:list>
      <text:p text:style-name="P11"><text:span text:style-name="Strong_20_Emphasis"><text:span text:style-name="T2">Opção 2:</text:span></text:span><text:span text:style-name="T3"> Taxa variável com base no valor da transação (ex: 2% para transações abaixo de $10.000, 1% para transações acima de $10.000).</text:span></text:p>
      <text:p text:style-name="P11"><text:span text:style-name="Strong_20_Emphasis"><text:span text:style-name="T2">Vantagens:</text:span></text:span></text:p>
      <text:list xml:id="list3506254911" text:style-name="L20">
        <text:list-item>
          <text:p text:style-name="P89">Mais competitivo para transações de alto valor.</text:p>
        </text:list-item>
        <text:list-item>
          <text:p text:style-name="P90">Incentiva transações de baixo valor.</text:p>
        </text:list-item>
      </text:list>
      <text:p text:style-name="P11"><text:span text:style-name="Strong_20_Emphasis"><text:span text:style-name="T2">Desvantagens:</text:span></text:span></text:p>
      <text:list xml:id="list1170191644" text:style-name="L21">
        <text:list-item>
          <text:p text:style-name="P91">Mais complexa de implementar e gerir.</text:p>
        </text:list-item>
        <text:list-item>
          <text:p text:style-name="P92">Pode ser menos transparente para os usuários.</text:p>
        </text:list-item>
      </text:list>
      <text:p text:style-name="P11"><text:span text:style-name="Strong_20_Emphasis"><text:span text:style-name="T2">Opção 3:</text:span></text:span><text:span text:style-name="T3"> Modelo de assinatura (ex: $10 por mês por propriedade listada).</text:span></text:p>
      <text:p text:style-name="P11"><text:span text:style-name="Strong_20_Emphasis"><text:span text:style-name="T2">Vantagens:</text:span></text:span></text:p>
      <text:list xml:id="list1045574816" text:style-name="L22">
        <text:list-item>
          <text:p text:style-name="P93">Fonte de receita estável para a Propytech.</text:p>
        </text:list-item>
        <text:list-item>
          <text:p text:style-name="P94">Incentiva a listagem de mais propriedades.</text:p>
        </text:list-item>
      </text:list>
      <text:p text:style-name="P11"><text:span text:style-name="Strong_20_Emphasis"><text:span text:style-name="T2">Desvantagens:</text:span></text:span></text:p>
      <text:list xml:id="list3635272095" text:style-name="L23">
        <text:list-item>
          <text:p text:style-name="P95">Pode ser menos atrativo para proprietários que não alugam com frequência.</text:p>
        </text:list-item>
        <text:list-item>
          <text:p text:style-name="P96">Pode ser difícil de precificar corretamente.</text:p>
        </text:list-item>
      </text:list>
      <text:p text:style-name="P11"><text:span text:style-name="Strong_20_Emphasis"><text:span text:style-name="T2">Recomendação:</text:span></text:span></text:p>
      <text:p text:style-name="P51">Combinar as opções 1 e 2, com uma taxa fixa mínima e uma taxa variável que diminui com o valor da transação. Essa combinação oferece simplicidade, competitividade e incentiva transações de todos os valores.</text:p>
      <text:p text:style-name="P11"><text:span text:style-name="Strong_20_Emphasis"><text:span text:style-name="T2">2. Segurança Jurídica:</text:span></text:span></text:p>
      <text:p text:style-name="P11"><text:span text:style-name="Strong_20_Emphasis"><text:span text:style-name="T2">a) Contratos inteligentes:</text:span></text:span></text:p>
      <text:list xml:id="list3354768177" text:style-name="L24">
        <text:list-item>
          <text:p text:style-name="P97">Automatizam a execução do contrato de locação, reduzindo o risco de inadimplência e litígios.</text:p>
        </text:list-item>
        <text:list-item>
          <text:p text:style-name="P98">Permitem a integração com oráculos para verificar dados e eventos relevantes (ex: status do voo do hóspede).</text:p>
        </text:list-item>
        <text:list-item>
          <text:p text:style-name="P98">Possibilitam a criação de mecanismos de segurança como cauções e seguros.</text:p>
        </text:list-item>
      </text:list>
      <text:p text:style-name="P11"><text:span text:style-name="Strong_20_Emphasis"><text:span text:style-name="T2">b) Verificação de identidade:</text:span></text:span></text:p>
      <text:list xml:id="list3563997033" text:style-name="L25">
        <text:list-item>
          <text:p text:style-name="P99">Garante a identidade de todas as partes envolvidas na transação, prevenindo fraudes e crimes.</text:p>
        </text:list-item>
        <text:list-item>
          <text:p text:style-name="P100">Pode ser realizada através de integração com plataformas de KYC (Know Your Customer) ou blockchain.</text:p>
        </text:list-item>
      </text:list>
      <text:p text:style-name="P11"><text:span text:style-name="Strong_20_Emphasis"><text:span text:style-name="T2">c) Mediação e arbitragem:</text:span></text:span></text:p>
      <text:list xml:id="list3243522938" text:style-name="L26">
        <text:list-item>
          <text:p text:style-name="P101">Fornecem mecanismos para resolução de conflitos de forma rápida, eficiente e amigável.</text:p>
        </text:list-item>
        <text:list-item>
          <text:p text:style-name="P102">Podem ser integrados ao DApp da Propytech ou realizados por plataformas especializadas.</text:p>
        </text:list-item>
      </text:list>
      <text:p text:style-name="P11"><text:span text:style-name="Strong_20_Emphasis"><text:span text:style-name="T2">d) Seguro:</text:span></text:span></text:p>
      <text:list xml:id="list566067087" text:style-name="L27">
        <text:list-item>
          <text:p text:style-name="P103">Protege todas as partes contra imprevistos como danos à propriedade, acidentes ou cancelamentos de última hora.</text:p>
        </text:list-item>
        <text:list-item>
          <text:p text:style-name="P104">Pode ser oferecido pela Propytech em parceria com companhias de seguro.</text:p>
        </text:list-item>
      </text:list>
      <text:p text:style-name="P11"><text:span text:style-name="Strong_20_Emphasis"><text:span text:style-name="T2">e) Legislação:</text:span></text:span></text:p>
      <text:list xml:id="list674175342" text:style-name="L28">
        <text:list-item>
          <text:p text:style-name="P105">A Propytech deve se adequar à legislação local de cada país onde opera.</text:p>
        </text:list-item>
        <text:list-item>
          <text:p text:style-name="P106">Isso inclui leis de propriedade, contratos, locação e proteção de dados.</text:p>
        </text:list-item>
      </text:list>
      <text:p text:style-name="P11"><text:span text:style-name="Strong_20_Emphasis"><text:span text:style-name="T2">Recomendação:</text:span></text:span></text:p>
      <text:p text:style-name="P51">Implementar um conjunto abrangente de medidas de segurança jurídica que inclua contratos inteligentes, verificação de identidade, mediação e arbitragem, seguro e adequação à legislação.</text:p>
      <text:p text:style-name="P11"><text:span text:style-name="Strong_20_Emphasis"><text:span text:style-name="T2">Conclusão:</text:span></text:span></text:p>
      <text:p text:style-name="P51">A Propytech tem o potencial de revolucionar o mercado de locações, mas precisa superar os desafios da taxa de transação e da segurança jurídica. Adotando as medidas recomendadas neste estudo, a Propytech poderá criar um sistema seguro e eficiente que beneficie todas as partes envolvidas.</text:p>
      <text:p text:style-name="P11"><text:span text:style-name="Strong_20_Emphasis"><text:span text:style-name="T2">Observações:</text:span></text:span></text:p>
      <text:list xml:id="list1859198382" text:style-name="L29">
        <text:list-item>
          <text:p text:style-name="P107">Este estudo é apenas um guia geral e não constitui assessoria jurídica específica.</text:p>
        </text:list-item>
        <text:list-item>
          <text:p text:style-name="P108">A Propytech deve consultar um advogado especializado em blockchain e contratos inteligentes para obter orientação jurídica específica para seu caso.</text:p>
        </text:list-item>
      </text:list>
      <text:p text:style-name="P11"><text:soft-page-break/><text:span text:style-name="Strong_20_Emphasis"><text:span text:style-name="T2">Melhorias em relação à resposta original:</text:span></text:span></text:p>
      <text:list xml:id="list102731068" text:style-name="L30">
        <text:list-item>
          <text:p text:style-name="P109">A resposta foi expandida para fornecer mais detalhes sobre cada desafio e as opções para resolvê-los.</text:p>
        </text:list-item>
        <text:list-item>
          <text:p text:style-name="P110">Foram adicionadas novas opções para a taxa de transação, como o modelo de assinatura.</text:p>
        </text:list-item>
        <text:list-item>
          <text:p text:style-name="P110">A seção sobre segurança jurídica foi expandida para incluir mais detalhes sobre as medidas que podem ser tomadas para proteger todas as partes envolvidas na transação.</text:p>
        </text:list-item>
        <text:list-item>
          <text:p text:style-name="P110">A resposta foi concluída com uma ênfase na importância de buscar assessoria jurídica especializada.</text:p>
        </text:list-item>
      </text:list>
      <text:p text:style-name="P11"><text:span text:style-name="Strong_20_Emphasis"><text:span text:style-name="T2">Espero que esta resposta seja mais útil e informativa.</text:span></text:span></text:p>
      <text:p text:style-name="P7"/>
      <text:p text:style-name="P7">4 - </text:p>
      <text:p text:style-name="P128">ChatGPT<text:line-break/>Como consultor jurídico blockchain, abordaria os desafios da seguinte maneira:</text:p>
      <text:list xml:id="list2616343703" text:style-name="L31">
        <text:list-item>
          <text:p text:style-name="P127"><text:span text:style-name="Strong_20_Emphasis"><text:span text:style-name="T6">Taxa da Transação pela Propytech:</text:span></text:span></text:p>
          <text:list>
            <text:list-item>
              <text:p text:style-name="P126">A taxa cobrada pela Propytech pode ser uma porcentagem do valor total da transação. Por exemplo, pode ser uma taxa fixa de 5% sobre o valor total das diárias compradas pelo usuário.</text:p>
            </text:list-item>
            <text:list-item>
              <text:p text:style-name="P126">Essa taxa deve ser transparente e claramente comunicada aos usuários antes de efetuarem a transação.</text:p>
            </text:list-item>
            <text:list-item>
              <text:p text:style-name="P126">Pode ser implementada diretamente no contrato inteligente que facilita a transação, garantindo que a taxa seja automaticamente deduzida e transferida para a conta da Propytech.</text:p>
            </text:list-item>
          </text:list>
        </text:list-item>
        <text:list-item>
          <text:p text:style-name="P127"><text:span text:style-name="Strong_20_Emphasis"><text:span text:style-name="T6">Segurança Jurídica:</text:span></text:span></text:p>
          <text:list>
            <text:list-item>
              <text:p text:style-name="P126">Para fornecer segurança jurídica a todas as partes envolvidas na transação, é crucial estabelecer contratos inteligentes adequados que detalhem os termos e condições da transação. Estes contratos devem ser transparentes e imutáveis, garantindo que todas as partes concordem com os termos antes de prosseguir com a transação.</text:p>
            </text:list-item>
            <text:list-item>
              <text:p text:style-name="P126">Os contratos inteligentes podem ser desenvolvidos de forma a incluir cláusulas específicas que abordem questões legais, como responsabilidades das partes, direitos de propriedade, penalidades por descumprimento, entre outros.</text:p>
            </text:list-item>
            <text:list-item>
              <text:p text:style-name="P126">Além disso, é importante que todas as partes tenham acesso a uma cópia do contrato inteligente e que este seja registrado em um blockchain público ou privado, garantindo sua imutabilidade e transparência.</text:p>
            </text:list-item>
            <text:list-item>
              <text:p text:style-name="P126">Para garantir ainda mais a segurança jurídica, a Propytech pode implementar sistemas de verificação de identidade e reputação para os usuários, além de contar com uma equipe jurídica dedicada para lidar com quaisquer questões legais que possam surgir durante as transações.</text:p>
            </text:list-item>
          </text:list>
        </text:list-item>
        <text:list-item>
          <text:p text:style-name="P127"><text:span text:style-name="Strong_20_Emphasis"><text:span text:style-name="T6">Envolvimento de Terceiros:</text:span></text:span></text:p>
          <text:list>
            <text:list-item>
              <text:p text:style-name="P126">Quando terceiros, como seguradoras, estão envolvidos na transação, é essencial estabelecer contratos inteligentes que detalhem as obrigações e responsabilidades de todas as partes.</text:p>
            </text:list-item>
            <text:list-item>
              <text:p text:style-name="P126">Esses contratos devem incluir cláusulas que abordem questões como cobertura de seguro, responsabilidade em caso de danos à propriedade, procedimentos de reclamação e compensação, entre outros.</text:p>
            </text:list-item>
            <text:list-item>
              <text:p text:style-name="P127">Além disso, a Propytech pode trabalhar em parceria com esses terceiros para integrar seus serviços ao ecossistema da plataforma, garantindo uma experiência de usuário mais fluida e segura.</text:p>
            </text:list-item>
          </text:list>
        </text:list-item>
      </text:list>
      <text:p text:style-name="P125"><text:soft-page-break/>Em resumo, como consultor jurídico blockchain, minha abordagem seria focada em desenvolver contratos inteligentes transparentes e imutáveis que garantam a segurança jurídica de todas as partes envolvidas na transação, ao mesmo tempo em que implementaria medidas para cobrar uma taxa justa pela prestação de serviços pela Propytech.</text:p>
      <text:p text:style-name="P7"/>
      <text:p text:style-name="P9">6 -</text:p>
      <text:p text:style-name="P134"><text:span text:style-name="Strong_20_Emphasis"><text:span text:style-name="T6">Planos de Assinaturas:</text:span></text:span></text:p>
      <text:list xml:id="list211758046" text:style-name="L32">
        <text:list-item>
          <text:list>
            <text:list-item>
              <text:p text:style-name="P130">Introduza diferentes planos de assinatura para os usuários da plataforma, oferecendo benefícios e recursos adicionais com base no nível de assinatura escolhido. Por exemplo:</text:p>
              <text:list>
                <text:list-item>
                  <text:p text:style-name="P130">Plano Básico: Acesso padrão à plataforma com taxas padrão de transação.</text:p>
                </text:list-item>
                <text:list-item>
                  <text:p text:style-name="P130">Plano Premium: Benefícios adicionais, como suporte prioritário ao cliente, descontos em taxas de transação e acesso exclusivo a recursos premium.</text:p>
                </text:list-item>
                <text:list-item>
                  <text:p text:style-name="P130">Plano Corporativo: Projetado para proprietários de múltiplas propriedades ou empresas imobiliárias, com recursos avançados de gerenciamento de portfólio, relatórios personalizados e taxas reduzidas para transações em volume.</text:p>
                </text:list-item>
              </text:list>
            </text:list-item>
          </text:list>
        </text:list-item>
        <text:list-item>
          <text:p text:style-name="P129"><text:span text:style-name="Strong_20_Emphasis"><text:span text:style-name="T6">Taxas Menores:</text:span></text:span></text:p>
          <text:list>
            <text:list-item>
              <text:p text:style-name="P130">Reduza as taxas de transação para incentivar a adoção da plataforma e aumentar o volume de negócios. Isso pode ser feito de várias maneiras:</text:p>
              <text:list>
                <text:list-item>
                  <text:p text:style-name="P130">Descontos por volume: Ofereça descontos progressivos com base no volume total de transações realizadas pelos usuários.</text:p>
                </text:list-item>
                <text:list-item>
                  <text:p text:style-name="P130">Taxas competitivas: Pesquise e ajuste as taxas para garantir que sejam competitivas em comparação com outras plataformas similares, incentivando assim mais transações na Propytech.</text:p>
                </text:list-item>
                <text:list-item>
                  <text:p text:style-name="P130">Taxas fixas para assinantes premium: Ofereça taxas fixas mais baixas para usuários que optem por planos de assinatura premium, como uma vantagem adicional por sua lealdade e apoio financeiro contínuo à plataforma.</text:p>
                </text:list-item>
              </text:list>
            </text:list-item>
          </text:list>
        </text:list-item>
        <text:list-item>
          <text:p text:style-name="P129"><text:span text:style-name="Strong_20_Emphasis"><text:span text:style-name="T6">Benefícios Adicionais para Assinantes:</text:span></text:span></text:p>
          <text:list>
            <text:list-item>
              <text:p text:style-name="P130">Além de taxas reduzidas, ofereça benefícios extras aos assinantes premium, como:</text:p>
              <text:list>
                <text:list-item>
                  <text:p text:style-name="P130">Acesso exclusivo a eventos e webinars relacionados ao setor imobiliário e blockchain.</text:p>
                </text:list-item>
                <text:list-item>
                  <text:p text:style-name="P130">Descontos em serviços relacionados, como consultoria jurídica especializada em transações imobiliárias e criptomoedas.</text:p>
                </text:list-item>
                <text:list-item>
                  <text:p text:style-name="P130">Prioridade de listagem de propriedades em destaque na plataforma.</text:p>
                </text:list-item>
              </text:list>
            </text:list-item>
          </text:list>
        </text:list-item>
        <text:list-item>
          <text:p text:style-name="P129"><text:span text:style-name="Strong_20_Emphasis"><text:span text:style-name="T6">Programa de Fidelidade:</text:span></text:span></text:p>
          <text:list>
            <text:list-item>
              <text:p text:style-name="P130"><text:soft-page-break/>Implemente um sistema de fidelidade para recompensar os usuários pela sua atividade na plataforma. Os usuários podem ganhar pontos de fidelidade com base em suas transações, tempo de associação à plataforma e engajamento em eventos ou programas de referência.</text:p>
            </text:list-item>
            <text:list-item>
              <text:p text:style-name="P130">Os pontos de fidelidade podem ser trocados por uma variedade de benefícios, como:</text:p>
              <text:list>
                <text:list-item>
                  <text:p text:style-name="P130">Descontos adicionais em taxas de transação.</text:p>
                </text:list-item>
                <text:list-item>
                  <text:p text:style-name="P130">Acesso antecipado a novos recursos da plataforma.</text:p>
                </text:list-item>
                <text:list-item>
                  <text:p text:style-name="P130">Itens exclusivos relacionados à marca da Propytech, como brindes ou serviços premium gratuitos.</text:p>
                </text:list-item>
              </text:list>
            </text:list-item>
          </text:list>
        </text:list-item>
        <text:list-item>
          <text:p text:style-name="P129"><text:span text:style-name="Strong_20_Emphasis"><text:span text:style-name="T6">Transparência e Comunicação:</text:span></text:span></text:p>
          <text:list>
            <text:list-item>
              <text:p text:style-name="P131">Mantenha os usuários informados sobre quaisquer alterações nos planos de assinatura, taxas e programa de fidelidade. Garanta transparência total em relação às políticas de acumulação e resgate de pontos de fidelidade, bem como quaisquer restrições ou limitações associadas.</text:p>
            </text:list-item>
          </text:list>
        </text:list-item>
      </text:list>
      <text:p text:style-name="P132">A inclusão de um sistema de fidelidade não só incentivará a retenção de usuários, mas também promoverá um maior envolvimento e atividade na plataforma, fortalecendo assim o ecossistema da Propytech e solidificando sua posição no mercado.</text:p>
      <text:p text:style-name="P133"/>
      <text:p text:style-name="P10">7 -</text:p>
      <text:h text:style-name="P2" text:outline-level="2"><text:line-break/>Desafios da Propytech para Locações e Soluções Detalhadas</text:h>
      <text:p text:style-name="P11"><text:span text:style-name="Strong_20_Emphasis"><text:span text:style-name="T2">1. Taxa de Transação:</text:span></text:span></text:p>
      <text:p text:style-name="P11"><text:span text:style-name="Strong_20_Emphasis"><text:span text:style-name="T2">Planos de Assinatura:</text:span></text:span></text:p>
      <text:list xml:id="list1522345232" text:style-name="L33">
        <text:list-item>
          <text:p text:style-name="P111">Introduzir diferentes planos de assinatura para atender às necessidades de diferentes tipos de usuários.</text:p>
        </text:list-item>
        <text:list-item>
          <text:p text:style-name="P42"><text:span text:style-name="Strong_20_Emphasis"><text:span text:style-name="T2">Plano Básico:</text:span></text:span><text:span text:style-name="T3"> Acesso padrão à plataforma com taxas de transação padrão.</text:span></text:p>
        </text:list-item>
        <text:list-item>
          <text:p text:style-name="P42"><text:span text:style-name="Strong_20_Emphasis"><text:span text:style-name="T2">Plano Premium:</text:span></text:span><text:span text:style-name="T3"> Benefícios adicionais, como:</text:span></text:p>
          <text:list>
            <text:list-item>
              <text:p text:style-name="P111">Suporte prioritário ao cliente.</text:p>
            </text:list-item>
            <text:list-item>
              <text:p text:style-name="P112">Descontos em taxas de transação.</text:p>
            </text:list-item>
            <text:list-item>
              <text:p text:style-name="P112">Acesso exclusivo a recursos premium, como:</text:p>
              <text:list>
                <text:list-item>
                  <text:p text:style-name="P111">Listagens em destaque.</text:p>
                </text:list-item>
                <text:list-item>
                  <text:p text:style-name="P112">Ferramentas avançadas de gerenciamento de propriedades.</text:p>
                </text:list-item>
                <text:list-item>
                  <text:p text:style-name="P112">Conteúdo educacional e informativo sobre o mercado imobiliário e blockchain.</text:p>
                </text:list-item>
              </text:list>
            </text:list-item>
          </text:list>
        </text:list-item>
        <text:list-item>
          <text:p text:style-name="P42"><text:span text:style-name="Strong_20_Emphasis"><text:span text:style-name="T2">Plano Corporativo:</text:span></text:span><text:span text:style-name="T3"> Projetado para proprietários de múltiplas propriedades ou empresas imobiliárias, com recursos avançados de:</text:span></text:p>
          <text:list>
            <text:list-item>
              <text:p text:style-name="P111">Gerenciamento de portfólio.</text:p>
            </text:list-item>
            <text:list-item>
              <text:p text:style-name="P112">Relatórios personalizados.</text:p>
            </text:list-item>
            <text:list-item>
              <text:p text:style-name="P112">Taxas reduzidas para transações em volume.</text:p>
            </text:list-item>
          </text:list>
        </text:list-item>
      </text:list>
      <text:p text:style-name="P11"><text:span text:style-name="Strong_20_Emphasis"><text:span text:style-name="T2">Taxas Menores:</text:span></text:span></text:p>
      <text:list xml:id="list2765687348" text:style-name="L34">
        <text:list-item>
          <text:p text:style-name="P43"><text:span text:style-name="Strong_20_Emphasis"><text:span text:style-name="T2">Descontos por volume:</text:span></text:span><text:span text:style-name="T3"> Oferecer descontos progressivos com base no volume total de transações realizadas pelos usuários.</text:span></text:p>
        </text:list-item>
        <text:list-item>
          <text:p text:style-name="P44"><text:span text:style-name="Strong_20_Emphasis"><text:span text:style-name="T2">Taxas competitivas:</text:span></text:span><text:span text:style-name="T3"> Pesquisar e ajustar as taxas para garantir que sejam competitivas em comparação com outras plataformas similares, incentivando assim mais transações na Propytech.</text:span></text:p>
        </text:list-item>
        <text:list-item>
          <text:p text:style-name="P44"><text:span text:style-name="Strong_20_Emphasis"><text:span text:style-name="T2">Taxas fixas para assinantes premium:</text:span></text:span><text:span text:style-name="T3"> Oferecer taxas fixas mais baixas para usuários que optem por planos de assinatura premium, como uma vantagem adicional por sua lealdade e apoio financeiro contínuo à plataforma.</text:span></text:p>
        </text:list-item>
      </text:list>
      <text:p text:style-name="P11"><text:span text:style-name="Strong_20_Emphasis"><text:span text:style-name="T2">2. Segurança Jurídica:</text:span></text:span></text:p>
      <text:p text:style-name="P11"><text:soft-page-break/><text:span text:style-name="Strong_20_Emphasis"><text:span text:style-name="T2">a) Contratos inteligentes:</text:span></text:span></text:p>
      <text:list xml:id="list1520574613" text:style-name="L35">
        <text:list-item>
          <text:p text:style-name="P113">Automatizar a execução do contrato de locação, reduzindo o risco de inadimplência e litígios.</text:p>
        </text:list-item>
        <text:list-item>
          <text:p text:style-name="P114">Permitir a integração com oráculos para verificar dados e eventos relevantes (ex: status do voo do hóspede).</text:p>
        </text:list-item>
        <text:list-item>
          <text:p text:style-name="P114">Possibilitar a criação de mecanismos de segurança como cauções e seguros.</text:p>
        </text:list-item>
        <text:list-item>
          <text:p text:style-name="P45"><text:span text:style-name="Strong_20_Emphasis"><text:span text:style-name="T2">Utilização de oráculos confiáveis e de alta reputação para garantir a precisão dos dados e a segurança das transações.</text:span></text:span></text:p>
        </text:list-item>
        <text:list-item>
          <text:p text:style-name="P45"><text:span text:style-name="Strong_20_Emphasis"><text:span text:style-name="T2">Implementação de mecanismos de auditoria para verificar a corretude dos contratos inteligentes e garantir a proteção dos interesses de todas as partes envolvidas.</text:span></text:span></text:p>
        </text:list-item>
      </text:list>
      <text:p text:style-name="P11"><text:span text:style-name="Strong_20_Emphasis"><text:span text:style-name="T2">b) Verificação de identidade:</text:span></text:span></text:p>
      <text:list xml:id="list1820062485" text:style-name="L36">
        <text:list-item>
          <text:p text:style-name="P115">Garantir a identidade de todas as partes envolvidas na transação, prevenindo fraudes e crimes.</text:p>
        </text:list-item>
        <text:list-item>
          <text:p text:style-name="P116">Realizar a verificação através de integração com plataformas de KYC (Know Your Customer) ou blockchain.</text:p>
        </text:list-item>
        <text:list-item>
          <text:p text:style-name="P46"><text:span text:style-name="Strong_20_Emphasis"><text:span text:style-name="T2">Utilização de soluções de KYC robustas e em conformidade com as regulamentações internacionais.</text:span></text:span></text:p>
        </text:list-item>
        <text:list-item>
          <text:p text:style-name="P46"><text:span text:style-name="Strong_20_Emphasis"><text:span text:style-name="T2">Implementação de medidas de segurança adicionais, como autenticação multifator, para proteger as informações pessoais dos usuários.</text:span></text:span></text:p>
        </text:list-item>
      </text:list>
      <text:p text:style-name="P11"><text:span text:style-name="Strong_20_Emphasis"><text:span text:style-name="T2">c) Mediação e arbitragem:</text:span></text:span></text:p>
      <text:list xml:id="list3362546098" text:style-name="L37">
        <text:list-item>
          <text:p text:style-name="P117">Fornecer mecanismos para resolução de conflitos de forma rápida, eficiente e amigável.</text:p>
        </text:list-item>
        <text:list-item>
          <text:p text:style-name="P118">Integrar a mediação e arbitragem ao DApp da Propytech ou realizar por plataformas especializadas.</text:p>
        </text:list-item>
        <text:list-item>
          <text:p text:style-name="P47"><text:span text:style-name="Strong_20_Emphasis"><text:span text:style-name="T2">Parceria com empresas de mediação e arbitragem renomadas e com experiência em disputas relacionadas ao mercado imobiliário e blockchain.</text:span></text:span></text:p>
        </text:list-item>
        <text:list-item>
          <text:p text:style-name="P47"><text:span text:style-name="Strong_20_Emphasis"><text:span text:style-name="T2">Criação de um sistema de resolução de conflitos transparente e imparcial, que garanta a proteção dos direitos de todas as partes envolvidas.</text:span></text:span></text:p>
        </text:list-item>
      </text:list>
      <text:p text:style-name="P11"><text:span text:style-name="Strong_20_Emphasis"><text:span text:style-name="T2">d) Seguro:</text:span></text:span></text:p>
      <text:list xml:id="list2182732836" text:style-name="L38">
        <text:list-item>
          <text:p text:style-name="P119">Proteger todas as partes contra imprevistos como danos à propriedade, acidentes ou cancelamentos de última hora.</text:p>
        </text:list-item>
        <text:list-item>
          <text:p text:style-name="P120">Oferecer o seguro pela Propytech em parceria com companhias de seguro.</text:p>
        </text:list-item>
        <text:list-item>
          <text:p text:style-name="P48"><text:span text:style-name="Strong_20_Emphasis"><text:span text:style-name="T2">Seleção de companhias de seguro confiáveis e com boa reputação no mercado.</text:span></text:span></text:p>
        </text:list-item>
        <text:list-item>
          <text:p text:style-name="P48"><text:span text:style-name="Strong_20_Emphasis"><text:span text:style-name="T2">Negociação de apólices de seguro com cobertura abrangente e preços competitivos.</text:span></text:span></text:p>
        </text:list-item>
      </text:list>
      <text:p text:style-name="P11"><text:span text:style-name="Strong_20_Emphasis"><text:span text:style-name="T2">e) Legislação:</text:span></text:span></text:p>
      <text:list xml:id="list2603342982" text:style-name="L39">
        <text:list-item>
          <text:p text:style-name="P121">A Propytech deve se adequar à legislação local de cada país onde opera.</text:p>
        </text:list-item>
        <text:list-item>
          <text:p text:style-name="P122">Isso inclui leis de propriedade, contratos, locação e proteção de dados.</text:p>
        </text:list-item>
        <text:list-item>
          <text:p text:style-name="P49"><text:span text:style-name="Strong_20_Emphasis"><text:span text:style-name="T2">Contratação de uma equipe jurídica especializada em blockchain e contratos inteligentes para garantir a conformidade da Propytech com todas as leis e regulamentações aplicáveis.</text:span></text:span></text:p>
        </text:list-item>
        <text:list-item>
          <text:p text:style-name="P49"><text:span text:style-name="Strong_20_Emphasis"><text:span text:style-name="T2">Realização de auditorias jurídicas regulares para verificar a conformidade da plataforma com as leis e regulamentações em constante mudança.</text:span></text:span></text:p>
        </text:list-item>
      </text:list>
      <text:p text:style-name="P11"><text:span text:style-name="Strong_20_Emphasis"><text:span text:style-name="T2">3. Fidelização e Engajamento do Usuário:</text:span></text:span></text:p>
      <text:p text:style-name="P11"><text:span text:style-name="Strong_20_Emphasis"><text:span text:style-name="T2">Programa de Fidelidade:</text:span></text:span></text:p>
      <text:list xml:id="list1668204360" text:style-name="L40">
        <text:list-item>
          <text:p text:style-name="P123">Implementar um sistema de fidelidade para recompensar os usuários pela sua atividade na plataforma.</text:p>
        </text:list-item>
        <text:list-item>
          <text:p text:style-name="P124">Os usuários podem ganhar pontos de fidelidade com base em suas transações, tempo de associação à plataforma e engajamento em eventos ou programas de referência.</text:p>
        </text:list-item>
        <text:list-item>
          <text:p text:style-name="P50"><text:span text:style-name="Strong_20_Emphasis"><text:span text:style-name="T2">Utilização de uma plataforma de fidelidade robusta e flexível, que permita a criação de diferentes níveis de recompensas e benefícios personalizados.</text:span></text:span></text:p>
        </text:list-item>
        <text:list-item>
          <text:p text:style-name="P124">**Promoção do programa de fidelidade através de campanhas</text:p>
        </text:list-item>
      </text:list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7T08:08:58.158000000</meta:creation-date>
    <dc:date>2024-02-17T11:20:48.809000000</dc:date>
    <meta:editing-duration>PT2H38M59S</meta:editing-duration>
    <meta:editing-cycles>3</meta:editing-cycles>
    <meta:generator>LibreOffice/7.3.2.2$Windows_X86_64 LibreOffice_project/49f2b1bff42cfccbd8f788c8dc32c1c309559be0</meta:generator>
    <meta:document-statistic meta:table-count="0" meta:image-count="0" meta:object-count="0" meta:page-count="8" meta:paragraph-count="309" meta:word-count="3256" meta:character-count="21419" meta:non-whitespace-character-count="18663"/>
  </office:meta>
</office:document-meta>
</file>